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rsid="007f8141" officeooo:paragraph-rsid="007f8141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text-properties officeooo:rsid="007f8141" officeooo:paragraph-rsid="007f8141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>fff</text:p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3"/>
              <text:p text:style-name="MP24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7"/>
              <text:p text:style-name="MP26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8"/>
              <text:p text:style-name="MP29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1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2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3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4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5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7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8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40">Cantidad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  <table:table-cell table:style-name="Tabla6.A1" office:value-type="string">
              <text:p text:style-name="MP43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4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5"><text:span text:style-name="MT58">Recibí Conforme</text:span>:</text:p>
              <text:p text:style-name="MP46"><text:span text:style-name="MT58">Fecha</text:span>: <text:s/><text:span text:style-name="MT60"><text:s text:c="5"/>/ <text:s text:c="5"/>/ <text:s text:c="5"/></text:span></text:p>
              <text:p text:style-name="MP46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7"><text:s text:c="30"/></text:p>
              <text:p text:style-name="MP48">DNI</text:p>
            </table:table-cell>
            <table:table-cell table:style-name="Tabla6.B3" office:value-type="string">
              <text:p text:style-name="MP47"><text:s text:c="32"/></text:p>
              <text:p text:style-name="MP48">FIRMA</text:p>
            </table:table-cell>
            <table:table-cell table:style-name="Tabla6.B3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1-02T01:04:23.124125358</dc:date>
    <meta:editing-duration>P2DT17H31M57S</meta:editing-duration>
    <meta:editing-cycles>375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67" meta:character-count="1701" meta:non-whitespace-character-count="1465"/>
  </office:meta>
</office:document-meta>
</file>